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erviceImpl.getLogger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Impl.getLog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Impl.LogServiceImpl( org . apache . avalon . framework . logger .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